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6f8a"/>
    </style:style>
    <style:style style:name="P2" style:family="paragraph" style:parent-style-name="Standard" style:list-style-name="L2">
      <style:text-properties officeooo:rsid="00133d20" officeooo:paragraph-rsid="00133d20"/>
    </style:style>
    <style:style style:name="P3" style:family="paragraph" style:parent-style-name="Standard" style:list-style-name="L2">
      <style:text-properties officeooo:rsid="0015ade1" officeooo:paragraph-rsid="0015ade1"/>
    </style:style>
    <style:style style:name="P4" style:family="paragraph" style:parent-style-name="Standard" style:list-style-name="L2">
      <style:text-properties officeooo:rsid="0015e258" officeooo:paragraph-rsid="0015e258"/>
    </style:style>
    <style:style style:name="P5" style:family="paragraph" style:parent-style-name="Standard">
      <style:text-properties officeooo:rsid="0015e258" officeooo:paragraph-rsid="0015e258"/>
    </style:style>
    <style:style style:name="T1" style:family="text">
      <style:text-properties officeooo:rsid="00106f8a"/>
    </style:style>
    <style:style style:name="T2" style:family="text">
      <style:text-properties officeooo:rsid="00123fa2"/>
    </style:style>
    <style:style style:name="T3" style:family="text">
      <style:text-properties officeooo:rsid="0014dcb0"/>
    </style:style>
    <style:style style:name="T4" style:family="text">
      <style:text-properties officeooo:rsid="0015e258"/>
    </style:style>
    <style:style style:name="T5" style:family="text">
      <style:text-properties officeooo:rsid="0016f3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. El bloque “Interpolationg FIR Filter” tiene como función adicionar muestras sobre la tasa de muestreo original con el fin de mejorar su velocidad y su resolución en el dominio de la frecuencia. </text:span><text:span text:style-name="T2">El bloque utiliza un filtro configurable llamado FIR, para realizar esta operación.</text:span></text:p>
      <text:p text:style-name="P1"/>
      <text:list xml:id="list3266894747" text:style-name="L2">
        <text:list-item>
          <text:p text:style-name="P2">La interpolación depende directamente de la señal de entrada debido a que esta lo que hace es adicionar las muestras dentro de esta misma tasa de muestreo, al adicionar muestras o quitar muestras y no relacionar directamente pueden distorsionar la señal entregando la información errada o causar pérdida de información respectivamente.</text:p>
        </text:list-item>
        <text:list-item>
          <text:p text:style-name="P2"><text:s/><text:span text:style-name="T3">Al visualizar la salida en P3 lo que se observa es los bits desempaquetados </text:span><text:span text:style-name="T4">y convertidos a floats </text:span><text:span text:style-name="T3">por eso se ven cambios rápidos en el tiempo. Lo que está haciendo es entregar la información en una señal binaria que va a variar de 0 a 1, a diferencia de que si la salida se visualiza en P4 que lo que hace es convertirlo a float, adicionarle un nivel de DC y por último interpolarlo para visualizar la señal de entrada digitalizada.</text:span></text:p>
        </text:list-item>
        <text:list-item>
          <text:p text:style-name="P3">Para calcular el ancho de banda sería (Rb/SPS) = BW</text:p>
        </text:list-item>
        <text:list-item>
          <text:p text:style-name="P4">Para hallar la frecuencia de muestreo en P3 teniendo la frecuencia de muestreo en P4 y los SPS, es FsP4/SPS = P3</text:p>
          <text:p text:style-name="P4"/>
        </text:list-item>
      </text:list>
      <text:p text:style-name="P5">e. Al no variar los valores de -1 a 1 si no de 0 a 1 lo que estamos obteniendo es una visualización de la señal binaria en donde la información se estaría representando de forma unipolar y no bipolar entonces no se puede obtener una PSD adecuada para visualizar.</text:p>
      <text:p text:style-name="P5"/>
      <text:p text:style-name="P5">h. <text:span text:style-name="T5">Para calcular el número de lóbulos principales en la PSD lo que se hace es obtener</text:span><text:tab/><text:tab/>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8:07:20.772986853</meta:creation-date>
    <dc:date>2023-09-14T09:56:31.326185566</dc:date>
    <meta:editing-duration>PT14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81" meta:character-count="1570" meta:non-whitespace-character-count="1296"/>
  </office:meta>
</office:document-meta>
</file>